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e5d5" officeooo:paragraph-rsid="0013e5d5"/>
    </style:style>
    <style:style style:name="P2" style:family="paragraph" style:parent-style-name="Standard">
      <style:text-properties officeooo:rsid="0013e5d5" officeooo:paragraph-rsid="001475af"/>
    </style:style>
    <style:style style:name="P3" style:family="paragraph" style:parent-style-name="Standard">
      <style:text-properties officeooo:paragraph-rsid="0013e5d5"/>
    </style:style>
    <style:style style:name="P4" style:family="paragraph" style:parent-style-name="Standard">
      <style:text-properties officeooo:rsid="0016be24" officeooo:paragraph-rsid="0016be24"/>
    </style:style>
    <style:style style:name="P5" style:family="paragraph" style:parent-style-name="Standard">
      <style:text-properties officeooo:rsid="001750c5" officeooo:paragraph-rsid="001750c5"/>
    </style:style>
    <style:style style:name="P6" style:family="paragraph" style:parent-style-name="Standard">
      <style:text-properties fo:font-style="italic" officeooo:rsid="0016be24" officeooo:paragraph-rsid="0016be24" style:font-style-asian="italic" style:font-style-complex="italic"/>
    </style:style>
    <style:style style:name="P7" style:family="paragraph" style:parent-style-name="Standard">
      <style:text-properties fo:font-style="italic" officeooo:rsid="001750c5" officeooo:paragraph-rsid="0016be24" style:font-style-asian="italic" style:font-style-complex="italic"/>
    </style:style>
    <style:style style:name="P8" style:family="paragraph" style:parent-style-name="Standard">
      <style:text-properties fo:font-style="italic" officeooo:rsid="001750c5" officeooo:paragraph-rsid="001750c5" style:font-style-asian="italic" style:font-style-complex="italic"/>
    </style:style>
    <style:style style:name="P9" style:family="paragraph" style:parent-style-name="Standard">
      <style:text-properties fo:font-style="italic" officeooo:rsid="001aff74" officeooo:paragraph-rsid="001aff74" style:font-style-asian="italic" style:font-style-complex="italic"/>
    </style:style>
    <style:style style:name="P10" style:family="paragraph" style:parent-style-name="Standard">
      <style:text-properties fo:font-style="italic" officeooo:rsid="001bb715" officeooo:paragraph-rsid="001bb715" style:font-style-asian="italic" style:font-style-complex="italic"/>
    </style:style>
    <style:style style:name="P11" style:family="paragraph" style:parent-style-name="Standard">
      <style:text-properties fo:font-style="italic" officeooo:rsid="001e6075" officeooo:paragraph-rsid="001e6075" style:font-style-asian="italic" style:font-style-complex="italic"/>
    </style:style>
    <style:style style:name="P12" style:family="paragraph" style:parent-style-name="Standard">
      <style:paragraph-properties fo:break-before="page"/>
      <style:text-properties officeooo:rsid="0016be24" officeooo:paragraph-rsid="0016be24"/>
    </style:style>
    <style:style style:name="P13" style:family="paragraph" style:parent-style-name="Standard">
      <style:text-properties fo:font-style="italic" fo:font-weight="bold" officeooo:rsid="001aff74" officeooo:paragraph-rsid="001bb715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1e6075" officeooo:paragraph-rsid="001e6075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color="#407927" fo:font-size="10pt" fo:font-style="italic" fo:font-weight="bold" officeooo:rsid="001aff74" officeooo:paragraph-rsid="001aff74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text-properties fo:color="#407927" fo:font-size="10pt" fo:font-style="italic" fo:font-weight="bold" officeooo:rsid="001e6075" officeooo:paragraph-rsid="001e6075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13e5d5"/>
    </style:style>
    <style:style style:name="T2" style:family="text">
      <style:text-properties officeooo:rsid="0016be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ff74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750c5" style:font-style-asian="italic" style:font-style-complex="italic"/>
    </style:style>
    <style:style style:name="T7" style:family="text">
      <style:text-properties fo:font-style="italic" officeooo:rsid="001940d2" style:font-style-asian="italic" style:font-style-complex="italic"/>
    </style:style>
    <style:style style:name="T8" style:family="text">
      <style:text-properties officeooo:rsid="0019c82b"/>
    </style:style>
    <style:style style:name="T9" style:family="text">
      <style:text-properties officeooo:rsid="001aff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2">I. </text:span>Установка программ в линукс (из исходников)</text:p>
      <text:p text:style-name="P1"/>
      <text:p text:style-name="P3"><text:span text:style-name="T1">Для примера возьмем программу gtk+-3.22.21 (</text:span>gtk+-3.22.21.tar.xz<text:span text:style-name="T1">)</text:span></text:p>
      <text:p text:style-name="P1"/>
      <text:p text:style-name="P3"><text:span text:style-name="T1">1. Распаковываем архив “</text:span>gtk+-3.22.21.tar.xz<text:span text:style-name="T1">“ в папку /usr/src.</text:span></text:p>
      <text:p text:style-name="P3"><text:tab/><text:span text:style-name="T1">Это можно сделать без использвония коммандной строки.</text:span></text:p>
      <text:p text:style-name="P3"><text:s text:c="12"/><text:span text:style-name="T1">Либо используя командную строку выполняем команду: tar -xf <text:s/>gtk+-3.22.21.tar.xz</text:span></text:p>
      <text:p text:style-name="P3"><text:s text:c="7"/></text:p>
      <text:p text:style-name="P1">2. В командной строке переходим в директорию программы:</text:p>
      <text:p text:style-name="P1"><text:tab/>cd /usr/src</text:p>
      <text:p text:style-name="P1"><text:tab/>cd gtk+-3.22.21</text:p>
      <text:p text:style-name="P1"/>
      <text:p text:style-name="P1">3. Выполняем конфигурацию программы:</text:p>
      <text:p text:style-name="P1"><text:tab/>./configure --prefix=/usr/src/tools/gtk+-3.22.21</text:p>
      <text:p text:style-name="P2"><text:tab/>Директорию “/usr/src/tools/gtk+-3.22.21” создавать не нужно, </text:p>
      <text:p text:style-name="P2"><text:tab/>если ее нет, то она будет создана после выполнения команды make.</text:p>
      <text:p text:style-name="P1"/>
      <text:p text:style-name="P1">4. Компиляция:</text:p>
      <text:p text:style-name="P1"><text:tab/><text:span text:style-name="T3">make</text:span></text:p>
      <text:p text:style-name="P1">5. Установка:</text:p>
      <text:p text:style-name="P1"><text:tab/><text:span text:style-name="T3">make install</text:span></text:p>
      <text:p text:style-name="P1"/>
      <text:p text:style-name="P1">Все готово. Теперь наша программа находится в /usr/src/tools/gtk+-3.22.21</text:p>
      <text:p text:style-name="P4">В этой же директории будут все файлы и папки, которые необходимы для установки в систему.</text:p>
      <text:p text:style-name="P4"/>
      <text:p text:style-name="P4">Все это замечательно скажите Вы, но у нас ведь Live Alsy-Linux, который разворачивается из файлов- образов корневой файловой системы (файлы *.ab в директории /alsylin/modules).</text:p>
      <text:p text:style-name="P4"/>
      <text:p text:style-name="P4">И после перезагрузки все вернется в исходное состояние. Да это так…</text:p>
      <text:p text:style-name="P4">Поэтому далее я расскажу как происходит установка программ из исходников в Alsy-Linux.</text:p>
      <text:p text:style-name="P4"/>
      <text:p text:style-name="P12"/>
      <text:p text:style-name="P4">II. В Alsy Linux встроена специальная утилита, с помощью которой, можно выполнить все перечисленные выше действия одной строкой, одной командой от начала до конца, произвести <text:span text:style-name="T8">конфигурацию, </text:span>компиляцию, установку и сборку готового образа – файла с расширением *.ab и копирование этого образа на флешку, выглядит она так: </text:p>
      <text:p text:style-name="P4"><text:s text:c="4"/></text:p>
      <text:p text:style-name="P4"><text:s text:c="4"/><text:span text:style-name="T3">setup </text:span><text:span text:style-name="T5">&lt;путь к исходникам программы&gt;</text:span> <text:span text:style-name="T5">&lt;номер файла&gt;</text:span> <text:span text:style-name="T5">&lt;опции&gt;</text:span></text:p>
      <text:p text:style-name="P6"/>
      <text:p text:style-name="P4"><text:span text:style-name="T5">Например: setup /usr/src/</text:span><text:span text:style-name="T6">util-linux-2.30 0000</text:span></text:p>
      <text:p text:style-name="P7"/>
      <text:p text:style-name="P8">В данном случае, после успешного выполнения команды, мы получим файл: </text:p>
      <text:p text:style-name="P5"><text:span text:style-name="T5">“0000-ALSY.util-linux-2.30.ab”, который будет содержать образ программы</text:span><text:span text:style-name="T7">, исходные коды программы, логи сборки программы</text:span><text:span text:style-name="T5">. Все!!!. Больше ничего </text:span><text:span text:style-name="T7">нам </text:span><text:span text:style-name="T5">делать не нужно и после перезагрузки компьютера или активации </text:span><text:span text:style-name="T7">данного</text:span><text:span text:style-name="T5"> модуля, программ</text:span><text:span text:style-name="T7">а(</text:span><text:span text:style-name="T5">ы</text:span><text:span text:style-name="T7">)</text:span><text:span text:style-name="T5"> будет</text:span><text:span text:style-name="T7">(ут)</text:span><text:span text:style-name="T5"> доступна</text:span><text:span text:style-name="T7">(ы)</text:span><text:span text:style-name="T5"> в системе. </text:span></text:p>
      <text:p text:style-name="P8"/>
      <text:p text:style-name="P8"/>
      <text:p text:style-name="P9">Как сделать так, чтобы компиляция происходила из отдельной директории?</text:p>
      <text:p text:style-name="P9"/>
      <text:p text:style-name="P9">Некотороые программы требуют компиляции в отдельной директории, для этого в команде setup, есть переменная ALSYBUILDPATH которую можно установить из конфиг файла:</text:p>
      <text:p text:style-name="P9"/>
      <text:p text:style-name="P15">#/bin/sh</text:p>
      <text:p text:style-name="P15">echo "configure gflags-2.2.1 for alsy-linux setup...OK" </text:p>
      <text:p text:style-name="P15">ALSYBUILDPATH="/usr/src/gflags-2.2.1/build"</text:p>
      <text:p text:style-name="P15">echo $ALSYBUILDPATH &gt; "ALSYBUILDPATH"</text:p>
      <text:p text:style-name="P9"/>
      <text:p text:style-name="P9">Выше привиден пример файла “configure” для компиляции в отдельной директории.</text:p>
      <text:p text:style-name="P10">Данный файл (в этом примере) мы кладем в директорию <text:span text:style-name="T9">"/usr/src/gflags-2.2.1”, </text:span>имя файла делаем “configure” и устанавливаем права на выполнение,<text:span text:style-name="T9"> </text:span>сборка программы будет выполнена в директории “<text:span text:style-name="T9">/usr/src/gflags-2.2.1/build</text:span>”. Команда setup будет выглядить так: </text:p>
      <text:p text:style-name="P10"><text:s text:c="34"/><text:span text:style-name="T3">setup </text:span><text:span text:style-name="T4">/usr/src/gflags-2.2.1 </text:span><text:span text:style-name="T3">1000</text:span><text:span text:style-name="T4"> </text:span></text:p>
      <text:p text:style-name="P13"/>
      <text:p text:style-name="P13"/>
      <text:p text:style-name="P11"><text:span text:style-name="T4">Е</text:span><text:span text:style-name="T3">ще один пример конфиг файла (configure) для библиотеки apulse-0.1.12 </text:span></text:p>
      <text:p text:style-name="P11"><text:span text:style-name="T3">(</text:span><text:a xlink:type="simple" xlink:href="https://github.com/i-rinat/apulse" text:style-name="Internet_20_link" text:visited-style-name="Visited_20_Internet_20_Link"><text:span text:style-name="T3">https://github.com/i-rinat/apulse</text:span></text:a><text:span text:style-name="T3">)</text:span></text:p>
      <text:p text:style-name="P14"/>
      <text:p text:style-name="P16">#/bin/sh</text:p>
      <text:p text:style-name="P16">ALSYBUILDPATH="/usr/src/apulse-0.1.12/build"</text:p>
      <text:p text:style-name="P16">echo $ALSYBUILDPATH &gt; "ALSYBUILDPATH"</text:p>
      <text:p text:style-name="P16">mkdir build &amp;&amp; cd build</text:p>
      <text:p text:style-name="P16">cmake -DCMAKE_INSTALL_PREFIX=/usr/src/tools/apulse-0.1.12 -DCMAKE_BUILD_TYPE=Release ..</text:p>
      <text:p text:style-name="P11"/>
      <text:p text:style-name="P11">Как видно из примера данная программа компилируется и конфигурируется программой “cmake”, создав конфиг файл мы сделали возможным сборку этой программы через утилиту setup.</text:p>
      <text:p text:style-name="P8"/>
      <text:p text:style-name="P8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3:26:44.399747767</meta:creation-date>
    <dc:date>2018-06-24T07:05:05.873070726</dc:date>
    <meta:editing-duration>PT31M40S</meta:editing-duration>
    <meta:editing-cycles>10</meta:editing-cycles>
    <meta:generator>LibreOffice/5.4.0.3$Linux_X86_64 LibreOffice_project/7556cbc6811c9d992f4064ab9287069087d7f62c</meta:generator>
    <meta:document-statistic meta:table-count="0" meta:image-count="0" meta:object-count="0" meta:page-count="3" meta:paragraph-count="45" meta:word-count="381" meta:character-count="3176" meta:non-whitespace-character-count="2760"/>
  </office:meta>
</office:document-meta>
</file>